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6cm" fo:min-width="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1cm" fo:min-width="4.217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6cm" fo:min-width="4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2.7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7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4cm" fo:min-width="2.7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4cm" fo:min-width="4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6cm" fo:min-width="2.7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7cm"/>
    </style:style>
    <style:style style:name="gr14" style:family="graphic" style:parent-style-name="standard">
      <style:graphic-properties draw:stroke="none" svg:stroke-color="#000000" draw:fill="none" draw:fill-color="#ffffff" fo:min-height="6.323cm"/>
    </style:style>
    <style:style style:name="gr15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4cm" fo:min-width="4.2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4.2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cm" fo:min-width="4.217cm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3cm" fo:min-width="2.7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3cm" fo:min-width="2.709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line-height="150%"/>
    </style:style>
    <style:style style:name="P4" style:family="paragraph">
      <style:text-properties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P6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0000"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T5" style:family="text">
      <style:text-properties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T6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15pt" fo:font-style="normal" fo:text-shadow="none" style:text-underline-style="none" fo:font-weight="bold" style:letter-kerning="true" style:font-family-asian="Calibri" style:font-family-generic-asian="swiss" style:font-pitch-asian="variable" style:font-size-asian="15pt" style:font-style-asian="normal" style:font-weight-asian="bold" style:font-family-complex="Calibri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2" draw:id="id2" draw:layer="layout" svg:width="9.018cm" svg:height="9.3cm" svg:x="54.115cm" svg:y="27.5cm">
          <text:p/>
        </draw:rect>
        <draw:frame draw:style-name="gr2" draw:text-style-name="P2" draw:layer="layout" svg:width="9.018cm" svg:height="1.336cm" svg:x="54.982cm" svg:y="27.652cm">
          <draw:text-box>
            <text:p><text:span text:style-name="T1">GameController</text:span></text:p>
          </draw:text-box>
        </draw:frame>
        <draw:frame draw:style-name="gr3" draw:text-style-name="P4" draw:layer="layout" svg:width="8.971cm" svg:height="4.491cm" svg:x="54.029cm" svg:y="29.009cm">
          <draw:text-box>
            <text:p><text:span text:style-name="T2">- players: Array&lt;Player&gt;</text:span></text:p>
            <text:p><text:span text:style-name="T2">- activePlayer: Int</text:span></text:p>
            <text:p><text:span text:style-name="T2">- maxPlayers: Int</text:span></text:p>
            <text:p><text:span text:style-name="T2">- bigBlind: Int</text:span></text:p>
            <text:p text:style-name="P3"><text:span text:style-name="T2">- moneyTotal: int</text:span></text:p>
            <text:p text:style-name="P3"><text:span text:style-name="T2">- betRoundNr: Int [1]</text:span></text:p>
          </draw:text-box>
        </draw:frame>
        <draw:line draw:style-name="gr4" draw:text-style-name="P1" draw:layer="layout" svg:x1="54.083cm" svg:y1="28.99cm" svg:x2="63.101cm" svg:y2="28.99cm">
          <text:p/>
        </draw:line>
        <draw:line draw:style-name="gr4" draw:text-style-name="P1" draw:layer="layout" svg:x1="54cm" svg:y1="33.6cm" svg:x2="63.018cm" svg:y2="33.6cm">
          <text:p/>
        </draw:line>
        <draw:frame draw:style-name="gr5" draw:text-style-name="P4" draw:layer="layout" svg:width="9cm" svg:height="2.876cm" svg:x="54cm" svg:y="33.624cm">
          <draw:text-box>
            <text:p><text:span text:style-name="T2">+ activateNextPlayer(): void</text:span></text:p>
            <text:p><text:span text:style-name="T2">+ getRoundNr: Int</text:span></text:p>
            <text:p><text:span text:style-name="T2">+ setRoundNr: Void</text:span></text:p>
            <text:p><text:span text:style-name="T2">+ isShowDownTime: bool</text:span></text:p>
          </draw:text-box>
        </draw:frame>
        <draw:rect draw:style-name="gr1" draw:text-style-name="P1" xml:id="id1" draw:id="id1" draw:layer="layout" svg:width="6cm" svg:height="3.5cm" svg:x="55.615cm" svg:y="21.5cm">
          <text:p/>
        </draw:rect>
        <draw:frame draw:style-name="gr6" draw:text-style-name="P4" draw:layer="layout" svg:width="5.969cm" svg:height="2.25cm" svg:x="55.646cm" svg:y="22.89cm">
          <draw:text-box>
            <text:p><text:span text:style-name="T2">+ name: String</text:span></text:p>
            <text:p><text:span text:style-name="T2">+ avatar: Image</text:span></text:p>
            <text:p><text:span text:style-name="T2"/></text:p>
          </draw:text-box>
        </draw:frame>
        <draw:frame draw:style-name="gr7" draw:text-style-name="P2" draw:layer="layout" svg:width="3.6cm" svg:height="0.962cm" svg:x="56.942cm" svg:y="21.789cm">
          <draw:text-box>
            <text:p><text:span text:style-name="T1">Settings</text:span></text:p>
          </draw:text-box>
        </draw:frame>
        <draw:line draw:style-name="gr4" draw:text-style-name="P1" draw:layer="layout" svg:x1="55.615cm" svg:y1="22.841cm" svg:x2="61.615cm" svg:y2="22.841cm">
          <text:p/>
        </draw:line>
        <draw:line draw:style-name="gr4" draw:text-style-name="P1" draw:layer="layout" svg:x1="55.615cm" svg:y1="24.5cm" svg:x2="61.615cm" svg:y2="24.5cm">
          <text:p/>
        </draw:line>
        <draw:connector draw:style-name="gr8" draw:text-style-name="P1" draw:layer="layout" draw:type="line" svg:x1="58.615cm" svg:y1="25cm" svg:x2="58.624cm" svg:y2="27.5cm" draw:start-shape="id1" draw:start-glue-point="2" draw:end-shape="id2" draw:end-glue-point="0" svg:d="m58615 25000 9 2500">
          <text:p/>
        </draw:connector>
        <draw:rect draw:style-name="gr1" draw:text-style-name="P1" xml:id="id9" draw:id="id9" draw:layer="layout" svg:width="13.551cm" svg:height="11.001cm" svg:x="7.236cm" svg:y="0.999cm">
          <text:p/>
        </draw:rect>
        <draw:frame draw:style-name="gr9" draw:text-style-name="P4" draw:layer="layout" svg:width="14.179cm" svg:height="9.704cm" svg:x="7.321cm" svg:y="2.796cm">
          <draw:text-box>
            <text:p><text:span text:style-name="T2">INACTIVE</text:span></text:p>
            <text:p><text:span text:style-name="T2">DEALER</text:span></text:p>
            <text:p><text:span text:style-name="T2">SMALL_BLIND</text:span></text:p>
            <text:p><text:span text:style-name="T2">BIG_BLIND</text:span></text:p>
            <text:p><text:span text:style-name="T2">ONCE_RAISE_IN_THIS_ROUND_ALREADY</text:span></text:p>
            <text:p><text:span text:style-name="T2">CHOOSE_CALL_OR_FOLD</text:span></text:p>
            <text:p><text:span text:style-name="T2">CHOOSE_CALL_OR_RAISE_OR_FOLD</text:span></text:p>
            <text:p><text:span text:style-name="T2">CHOOSE_CHECK_OR_BET_OR_FOLD</text:span></text:p>
            <text:p><text:span text:style-name="T2">TEMPORAL_INACTIVE</text:span></text:p>
            <text:p><text:span text:style-name="T2">REACH_MAX</text:span></text:p>
            <text:p><text:span text:style-name="T2">ONCE_RAISE_ALREADY_AND_REACH_MAX</text:span></text:p>
            <text:p><text:span text:style-name="T2">ALL-IN </text:span><text:span text:style-name="T3"># special state</text:span></text:p>
            <text:p><text:span text:style-name="T2"/></text:p>
          </draw:text-box>
        </draw:frame>
        <draw:frame draw:style-name="gr7" draw:text-style-name="P2" draw:layer="layout" svg:width="7.694cm" svg:height="1.673cm" svg:x="10.27cm" svg:y="1.139cm">
          <draw:text-box>
            <text:p><text:span text:style-name="T1">&lt;&lt;enumeration&gt;&gt;</text:span></text:p>
            <text:p><text:span text:style-name="T1">PlayerState</text:span></text:p>
          </draw:text-box>
        </draw:frame>
        <draw:line draw:style-name="gr4" draw:text-style-name="P1" draw:layer="layout" svg:x1="7.236cm" svg:y1="2.876cm" svg:x2="20.787cm" svg:y2="2.876cm">
          <text:p/>
        </draw:line>
        <draw:line draw:style-name="gr4" draw:text-style-name="P1" draw:layer="layout" svg:x1="7.169cm" svg:y1="11.368cm" svg:x2="20.72cm" svg:y2="11.368cm">
          <text:p/>
        </draw:line>
        <draw:rect draw:style-name="gr1" draw:text-style-name="P1" xml:id="id7" draw:id="id7" draw:layer="layout" svg:width="8cm" svg:height="6.5cm" svg:x="15.5cm" svg:y="15.5cm">
          <text:p/>
        </draw:rect>
        <draw:frame draw:style-name="gr10" draw:text-style-name="P2" draw:layer="layout" svg:width="5.01cm" svg:height="1.606cm" svg:x="17.519cm" svg:y="15.8cm">
          <draw:text-box>
            <text:p><text:span text:style-name="T1">PokerCard</text:span></text:p>
          </draw:text-box>
        </draw:frame>
        <draw:frame draw:style-name="gr11" draw:text-style-name="P4" draw:layer="layout" svg:width="5.692cm" svg:height="2.444cm" svg:x="15.63cm" svg:y="17.09cm">
          <draw:text-box>
            <text:p><text:span text:style-name="T2">+ card: Int</text:span></text:p>
          </draw:text-box>
        </draw:frame>
        <draw:line draw:style-name="gr4" draw:text-style-name="P1" draw:layer="layout" svg:x1="15.456cm" svg:y1="16.821cm" svg:x2="23.456cm" svg:y2="16.821cm">
          <text:p/>
        </draw:line>
        <draw:line draw:style-name="gr4" draw:text-style-name="P1" draw:layer="layout" svg:x1="15.5cm" svg:y1="19cm" svg:x2="23.5cm" svg:y2="19cm">
          <text:p/>
        </draw:line>
        <draw:rect draw:style-name="gr1" draw:text-style-name="P1" xml:id="id4" draw:id="id4" draw:layer="layout" svg:width="16.208cm" svg:height="19cm" svg:x="34.052cm" svg:y="13.5cm">
          <text:p/>
        </draw:rect>
        <draw:frame draw:style-name="gr12" draw:text-style-name="P4" draw:layer="layout" svg:width="16.367cm" svg:height="6.556cm" svg:x="34.133cm" svg:y="14.944cm">
          <draw:text-box>
            <text:p><text:span text:style-name="T2"># name: String</text:span></text:p>
            <text:p><text:span text:style-name="T2"># moneyRest: Int</text:span></text:p>
            <text:p><text:span text:style-name="T2"># avatar: Image</text:span></text:p>
            <text:p><text:span text:style-name="T2"># playerState: Array&lt;Int&gt;</text:span><text:span text:style-name="T4">#a Player has perhaps more than one state</text:span></text:p>
            <text:p><text:span text:style-name="T2"># nextActivePlayer: *Player</text:span></text:p>
            <text:p><text:span text:style-name="T2"># prevActivePlayer: *Player</text:span></text:p>
            <text:p><text:span text:style-name="T2"># round: Int</text:span></text:p>
            <text:p><text:span text:style-name="T2"># openCards: Array&lt;PokerCard&gt; </text:span></text:p>
            <text:p><text:span text:style-name="T2"># twoCards: Array&lt;PokerCard&gt;[2]</text:span></text:p>
          </draw:text-box>
        </draw:frame>
        <draw:frame draw:style-name="gr13" draw:text-style-name="P2" draw:layer="layout" svg:width="8.138cm" svg:height="1.386cm" svg:x="39.073cm" svg:y="13.796cm">
          <draw:text-box>
            <text:p><text:span text:style-name="T1">Player</text:span></text:p>
          </draw:text-box>
        </draw:frame>
        <draw:frame draw:style-name="gr14" draw:text-style-name="P5" draw:layer="layout" svg:width="15.025cm" svg:height="10.247cm" svg:x="33.975cm" svg:y="21.531cm">
          <draw:text-box>
            <text:p><text:span text:style-name="T5">+ Player(settings: Settings)</text:span></text:p>
            <text:p><text:span text:style-name="T5">+ setNextActivePlayer(p: *Player): Void</text:span></text:p>
            <text:p><text:span text:style-name="T5">+ setPrevActivePlayer(p: *Player): Void</text:span></text:p>
            <text:p><text:span text:style-name="T5">+ setState(Int): Void</text:span></text:p>
            <text:p><text:span text:style-name="T5">+ getState: Array&lt;Int&gt; </text:span></text:p>
            <text:p><text:span text:style-name="T5">+ removeMoney: Void</text:span></text:p>
            <text:p><text:span text:style-name="T5">+ getMoneyFromPot: Void</text:span></text:p>
            <text:p><text:span text:style-name="T5">+ setTwoCards(p: *Cards): Void</text:span></text:p>
            <text:p><text:span text:style-name="T5">+ getTwoCards: Array&lt;PokerCard&gt;[2]</text:span></text:p>
            <text:p><text:span text:style-name="T5">+ setOpenCards(p: *Cards): Void</text:span></text:p>
            <text:p><text:span text:style-name="T5">+ getOpenCards: Array&lt;int&gt;[5]</text:span></text:p>
            <text:p><text:span text:style-name="T5"># chooseCall: Void </text:span><text:span text:style-name="T4">#change the state</text:span></text:p>
            <text:p><text:span text:style-name="T5"># chooseRaise(Int): Void</text:span></text:p>
            <text:p><text:span text:style-name="T5"># chooseFold(): Void</text:span></text:p>
            <text:p><text:span text:style-name="T5"># chooseCheck(): Void</text:span></text:p>
            <text:p><text:span text:style-name="T5"># chooseBet(Int): Void</text:span></text:p>
            <text:p><text:span text:style-name="T5"/></text:p>
          </draw:text-box>
        </draw:frame>
        <draw:rect draw:style-name="gr1" draw:text-style-name="P1" xml:id="id3" draw:id="id3" draw:layer="layout" svg:width="5.301cm" svg:height="1.5cm" svg:x="32.542cm" svg:y="34.795cm">
          <text:p/>
        </draw:rect>
        <draw:frame draw:style-name="gr7" draw:text-style-name="P6" draw:layer="layout" svg:width="3.976cm" svg:height="0.962cm" svg:x="33.401cm" svg:y="35.052cm">
          <draw:text-box>
            <text:p><text:span text:style-name="T6">KIPlayer</text:span></text:p>
          </draw:text-box>
        </draw:frame>
        <draw:rect draw:style-name="gr1" draw:text-style-name="P1" xml:id="id6" draw:id="id6" draw:layer="layout" svg:width="6.316cm" svg:height="1.5cm" svg:x="39.027cm" svg:y="34.783cm">
          <text:p/>
        </draw:rect>
        <draw:frame draw:style-name="gr7" draw:text-style-name="P6" draw:layer="layout" svg:width="5.877cm" svg:height="0.962cm" svg:x="39.4cm" svg:y="34.999cm">
          <draw:text-box>
            <text:p><text:span text:style-name="T6">NetwerkPlayer</text:span></text:p>
          </draw:text-box>
        </draw:frame>
        <draw:rect draw:style-name="gr1" draw:text-style-name="P1" xml:id="id5" draw:id="id5" draw:layer="layout" svg:width="5.301cm" svg:height="1.5cm" svg:x="46.773cm" svg:y="34.783cm">
          <text:p/>
        </draw:rect>
        <draw:frame draw:style-name="gr7" draw:text-style-name="P6" draw:layer="layout" svg:width="4.842cm" svg:height="0.962cm" svg:x="47.094cm" svg:y="35.04cm">
          <draw:text-box>
            <text:p><text:span text:style-name="T6">LocalPlayer</text:span></text:p>
          </draw:text-box>
        </draw:frame>
        <draw:connector draw:style-name="gr15" draw:text-style-name="P1" draw:layer="layout" svg:x1="35.192cm" svg:y1="34.795cm" svg:x2="42.156cm" svg:y2="32.5cm" draw:start-shape="id3" draw:start-glue-point="0" draw:end-shape="id4" draw:end-glue-point="2" svg:d="m35192 34795v-1147h6964v-1148">
          <text:p/>
        </draw:connector>
        <draw:connector draw:style-name="gr15" draw:text-style-name="P1" draw:layer="layout" svg:x1="49.423cm" svg:y1="34.783cm" svg:x2="42.156cm" svg:y2="32.5cm" draw:start-shape="id5" draw:start-glue-point="0" draw:end-shape="id4" draw:end-glue-point="2" svg:d="m49423 34783v-1141h-7267v-1142">
          <text:p/>
        </draw:connector>
        <draw:connector draw:style-name="gr15" draw:text-style-name="P1" draw:layer="layout" draw:type="line" svg:x1="42.185cm" svg:y1="34.783cm" svg:x2="42.156cm" svg:y2="32.5cm" draw:start-shape="id6" draw:start-glue-point="0" draw:end-shape="id4" draw:end-glue-point="2" svg:d="m42185 34783-29-2283">
          <text:p/>
        </draw:connector>
        <draw:rect draw:style-name="gr1" draw:text-style-name="P1" xml:id="id8" draw:id="id8" draw:layer="layout" svg:width="23.654cm" svg:height="6.182cm" svg:x="7.619cm" svg:y="23.818cm">
          <text:p/>
        </draw:rect>
        <draw:frame draw:style-name="gr16" draw:text-style-name="P2" draw:layer="layout" svg:width="8.466cm" svg:height="1.093cm" svg:x="11.029cm" svg:y="24.023cm">
          <draw:text-box>
            <text:p><text:span text:style-name="T1">Cards</text:span></text:p>
          </draw:text-box>
        </draw:frame>
        <draw:frame draw:style-name="gr17" draw:text-style-name="P4" draw:layer="layout" svg:width="24.338cm" svg:height="1.664cm" svg:x="7.662cm" svg:y="25.474cm">
          <draw:text-box>
            <text:p><text:span text:style-name="T2">+ aPackOfCards: Array&lt;int&gt;[52] </text:span><text:span text:style-name="T3">#hardcoded array of all 52 cards</text:span></text:p>
            <text:p><text:span text:style-name="T2"/></text:p>
          </draw:text-box>
        </draw:frame>
        <draw:frame draw:style-name="gr18" draw:text-style-name="P4" draw:layer="layout" svg:width="22.904cm" svg:height="2.317cm" svg:x="7.596cm" svg:y="26.793cm">
          <draw:text-box>
            <text:p><text:span text:style-name="T2">+ distributeCards: Void </text:span><text:span text:style-name="T3">#randomly choose cards from aPackOfCards </text:span></text:p>
            <text:p><text:span text:style-name="T2">+ mixCards: Void</text:span></text:p>
            <text:p><text:span text:style-name="T2">+ evaluateCards: void </text:span><text:span text:style-name="T3">#calculate best combination at showdown</text:span></text:p>
          </draw:text-box>
        </draw:frame>
        <draw:connector draw:style-name="gr8" draw:text-style-name="P1" draw:layer="layout" draw:type="line" svg:x1="19.5cm" svg:y1="22cm" svg:x2="19.446cm" svg:y2="23.818cm" draw:start-shape="id7" draw:start-glue-point="2" draw:end-shape="id8" svg:d="m19500 22000-54 1818">
          <text:p/>
        </draw:connector>
        <draw:line draw:style-name="gr4" draw:text-style-name="P1" draw:layer="layout" svg:x1="7.5cm" svg:y1="25.153cm" svg:x2="31.155cm" svg:y2="25.153cm">
          <text:p/>
        </draw:line>
        <draw:line draw:style-name="gr4" draw:text-style-name="P1" draw:layer="layout" svg:x1="7.561cm" svg:y1="26.683cm" svg:x2="31.216cm" svg:y2="26.683cm">
          <text:p/>
        </draw:line>
        <draw:line draw:style-name="gr8" draw:text-style-name="P1" draw:layer="layout" svg:x1="31.364cm" svg:y1="26.292cm" svg:x2="33.982cm" svg:y2="26.292cm">
          <text:p/>
        </draw:line>
        <draw:line draw:style-name="gr4" draw:text-style-name="P1" draw:layer="layout" svg:x1="33.999cm" svg:y1="21.419cm" svg:x2="50.232cm" svg:y2="21.419cm">
          <text:p/>
        </draw:line>
        <draw:line draw:style-name="gr4" draw:text-style-name="P1" draw:layer="layout" svg:x1="33.98cm" svg:y1="15cm" svg:x2="50.213cm" svg:y2="15cm">
          <text:p/>
        </draw:line>
        <draw:line draw:style-name="gr8" draw:text-style-name="P1" draw:layer="layout" svg:x1="50.087cm" svg:y1="28.456cm" svg:x2="54.087cm" svg:y2="28.456cm">
          <text:p/>
        </draw:line>
        <draw:frame draw:style-name="gr19" draw:text-style-name="P4" draw:layer="layout" svg:width="7.366cm" svg:height="1.88cm" svg:x="15.634cm" svg:y="19.033cm">
          <draw:text-box>
            <text:p><text:span text:style-name="T2">+ getCard: int</text:span></text:p>
          </draw:text-box>
        </draw:frame>
        <draw:connector draw:style-name="gr20" draw:text-style-name="P1" draw:layer="layout" svg:x1="14.011cm" svg:y1="12cm" svg:x2="42.156cm" svg:y2="13.5cm" draw:start-shape="id9" draw:start-glue-point="2" draw:end-shape="id4" draw:end-glue-point="0" svg:d="m14011 12000v750h28145v750">
          <text:p/>
        </draw:connector>
        <draw:rect draw:style-name="gr1" draw:text-style-name="P1" xml:id="id13" draw:id="id13" draw:layer="layout" svg:width="13.551cm" svg:height="5.4cm" svg:x="34.067cm" svg:y="0.6cm">
          <text:p/>
        </draw:rect>
        <draw:frame draw:style-name="gr21" draw:text-style-name="P4" xml:id="id14" draw:id="id14" draw:layer="layout" svg:width="12.848cm" svg:height="3.191cm" svg:x="34.152cm" svg:y="2.397cm">
          <draw:text-box>
            <text:p><text:span text:style-name="T2">+ players: Array&lt;NetworkPlayerState&gt;</text:span></text:p>
            <text:p><text:span text:style-name="T2">+ activePlayer: int</text:span></text:p>
            <text:p><text:span text:style-name="T2">+ betRound: int</text:span></text:p>
            <text:p><text:span text:style-name="T2">+ cardArray: </text:span><text:span text:style-name="T7">Cards</text:span></text:p>
            <text:p><text:span text:style-name="T8">+ money : int[5]</text:span></text:p>
          </draw:text-box>
        </draw:frame>
        <draw:frame draw:style-name="gr7" draw:text-style-name="P2" draw:layer="layout" svg:width="7.694cm" svg:height="0.962cm" svg:x="37.101cm" svg:y="0.74cm">
          <draw:text-box>
            <text:p><text:span text:style-name="T1">NetworkGameState</text:span></text:p>
          </draw:text-box>
        </draw:frame>
        <draw:line draw:style-name="gr4" draw:text-style-name="P1" draw:layer="layout" svg:x1="34.067cm" svg:y1="2.477cm" svg:x2="47.618cm" svg:y2="2.477cm">
          <text:p/>
        </draw:line>
        <draw:line draw:style-name="gr4" draw:text-style-name="P1" draw:layer="layout" svg:x1="34cm" svg:y1="5.569cm" svg:x2="47.551cm" svg:y2="5.569cm">
          <text:p/>
        </draw:line>
        <draw:rect draw:style-name="gr1" draw:text-style-name="P1" xml:id="id11" draw:id="id11" draw:layer="layout" svg:width="13.551cm" svg:height="5cm" svg:x="34.067cm" svg:y="7.2cm">
          <text:p/>
        </draw:rect>
        <draw:frame draw:style-name="gr21" draw:text-style-name="P4" xml:id="id12" draw:id="id12" draw:layer="layout" svg:width="10.848cm" svg:height="2.203cm" svg:x="34.152cm" svg:y="9.097cm">
          <draw:text-box>
            <text:p><text:span text:style-name="T2">+ state : PlayerState</text:span></text:p>
            <text:p><text:span text:style-name="T2">+ type : PlayerType</text:span></text:p>
            <text:p><text:span text:style-name="T2"/></text:p>
          </draw:text-box>
        </draw:frame>
        <draw:frame draw:style-name="gr7" draw:text-style-name="P2" draw:layer="layout" svg:width="7.694cm" svg:height="0.962cm" svg:x="37.101cm" svg:y="7.34cm">
          <draw:text-box>
            <text:p><text:span text:style-name="T1">NetworkPlayerState</text:span></text:p>
          </draw:text-box>
        </draw:frame>
        <draw:line draw:style-name="gr4" draw:text-style-name="P1" draw:layer="layout" svg:x1="34.067cm" svg:y1="9.077cm" svg:x2="47.618cm" svg:y2="9.077cm">
          <text:p/>
        </draw:line>
        <draw:line draw:style-name="gr4" draw:text-style-name="P1" draw:layer="layout" svg:x1="34cm" svg:y1="11.269cm" svg:x2="47.551cm" svg:y2="11.269cm">
          <text:p/>
        </draw:line>
        <draw:rect draw:style-name="gr1" draw:text-style-name="P1" xml:id="id10" draw:id="id10" draw:layer="layout" svg:width="10.448cm" svg:height="4.5cm" svg:x="52.552cm" svg:y="7cm">
          <text:p/>
        </draw:rect>
        <draw:line draw:style-name="gr4" draw:text-style-name="P1" draw:layer="layout" svg:x1="52.552cm" svg:y1="8.877cm" svg:x2="63cm" svg:y2="8.877cm">
          <text:p/>
        </draw:line>
        <draw:line draw:style-name="gr4" draw:text-style-name="P1" draw:layer="layout" svg:x1="52.5cm" svg:y1="10.869cm" svg:x2="62.948cm" svg:y2="10.869cm">
          <text:p/>
        </draw:line>
        <draw:frame draw:style-name="gr7" draw:text-style-name="P2" draw:layer="layout" svg:width="7.694cm" svg:height="1.673cm" svg:x="54.306cm" svg:y="7cm">
          <draw:text-box>
            <text:p><text:span text:style-name="T1">&lt;&lt;enumeration&gt;&gt;</text:span></text:p>
            <text:p><text:span text:style-name="T1">PlayerType</text:span></text:p>
          </draw:text-box>
        </draw:frame>
        <draw:connector draw:style-name="gr20" draw:text-style-name="P1" draw:layer="layout" svg:x1="52.552cm" svg:y1="9.25cm" svg:x2="47.618cm" svg:y2="9.7cm" draw:start-shape="id10" draw:start-glue-point="3" draw:end-shape="id11" draw:end-glue-point="1" svg:d="m52552 9250h-2467v450h-2467">
          <text:p/>
        </draw:connector>
        <draw:connector draw:style-name="gr20" draw:text-style-name="P1" draw:layer="layout" svg:x1="20.787cm" svg:y1="6.499cm" svg:x2="34.152cm" svg:y2="10.198cm" draw:start-shape="id9" draw:start-glue-point="1" draw:end-shape="id12" svg:d="m20787 6499h6708v3699h6657">
          <text:p/>
        </draw:connector>
        <draw:frame draw:style-name="gr22" draw:text-style-name="P4" draw:layer="layout" svg:width="14.179cm" svg:height="2.703cm" svg:x="52.5cm" svg:y="8.797cm">
          <draw:text-box>
            <text:p><text:span text:style-name="T2">KI</text:span></text:p>
            <text:p><text:span text:style-name="T2">HUMAN</text:span></text:p>
            <text:p><text:span text:style-name="T2"/></text:p>
          </draw:text-box>
        </draw:frame>
        <draw:connector draw:style-name="gr20" draw:text-style-name="P1" draw:layer="layout" svg:x1="40.842cm" svg:y1="7.2cm" svg:x2="40.842cm" svg:y2="6cm" draw:start-shape="id11" draw:end-shape="id13" svg:d="m40842 7200v-1200">
          <text:p/>
        </draw:connector>
        <draw:connector draw:style-name="gr20" draw:text-style-name="P1" draw:layer="layout" svg:x1="31.273cm" svg:y1="26.909cm" svg:x2="34.152cm" svg:y2="3.992cm" draw:start-shape="id8" draw:end-shape="id14" draw:end-glue-point="3" svg:d="m31273 26909h1465v-22917h1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.5cm" fo:margin-bottom="0.5cm" fo:margin-left="0.5cm" fo:margin-right="0.5cm" fo:page-width="65cm" fo:page-height="3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ng Wu</meta:initial-creator>
    <meta:creation-date>2012-04-27T14:01:06.70</meta:creation-date>
    <dc:date>2012-06-25T17:47:40</dc:date>
    <meta:editing-duration>PT4H4M13S</meta:editing-duration>
    <meta:editing-cycles>40</meta:editing-cycles>
    <meta:generator>LibreOffice/3.5$MacOSX_x86 LibreOffice_project/dc9775d-05ecbee-0851ad3-1586698-727bf66</meta:generator>
    <meta:document-statistic meta:object-count="67"/>
  </office:meta>
</office:document-meta>
</file>